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324c"/>
    </style:style>
    <style:style style:name="P2" style:family="paragraph" style:parent-style-name="Standard">
      <style:text-properties fo:font-style="italic" officeooo:paragraph-rsid="0011324c" style:font-style-asian="italic" style:font-style-complex="italic"/>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11324c" style:font-size-asian="18pt" style:font-weight-asian="bold" style:font-size-complex="18pt" style:font-weight-complex="bold"/>
    </style:style>
    <style:style style:name="P4" style:family="paragraph" style:parent-style-name="Standard">
      <style:text-properties officeooo:paragraph-rsid="0012e729"/>
    </style:style>
    <style:style style:name="T1" style:family="text">
      <style:text-properties officeooo:rsid="0011324c"/>
    </style:style>
    <style:style style:name="T2" style:family="text">
      <style:text-properties fo:font-style="italic" officeooo:rsid="0011324c" style:font-style-asian="italic" style:font-style-complex="italic"/>
    </style:style>
    <style:style style:name="T3" style:family="text">
      <style:text-properties officeooo:rsid="0012e7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logue</text:span></text:p>
      <text:p text:style-name="P3"><text:span text:style-name="T1">Evnis</text:span></text:p>
      <text:p text:style-name="P3"><text:span text:style-name="T1"/></text:p>
      <text:p text:style-name="P2"><text:span text:style-name="T1">T</text:span><text:span text:style-name="T1">he Year 1122 of the Age of Exiles, The Wolf Moon</text:span></text:p>
      <text:p text:style-name="P1"><text:span text:style-name="T1">Forest litter crunched under Evnis’ feet, his breath misting as he whispered a curse. He swallowed, </text:span></text:p>
      <text:p text:style-name="P1"><text:span text:style-name="T1">his mouth dry.</text:span></text:p>
      <text:p text:style-name="P1"><text:span text:style-name="T1"><text:tab/>He was scared, he had to admit, but who would not be. What he was doing this night would </text:span></text:p>
      <text:p text:style-name="P1"><text:span text:style-name="T1">make him traitor to his king. And worse. </text:span></text:p>
      <text:p text:style-name="P1"><text:span text:style-name="T1"><text:tab/>He paused and looked back. Beyond the forest’s edge he could still see the stone circle, </text:span></text:p>
      <text:p text:style-name="P1"><text:span text:style-name="T1">behind it the walls of Badun, his home, its outline silvered in the moonlight. It would be so easy to </text:span></text:p>
      <text:p text:style-name="P1"><text:span text:style-name="T1">turn back, to go home and chose another path for his life. He felt a moment of vertigo, as if standing <text:s/>on the edge of a great chasm, and the world seemed to slow, waiting on the outcome of his decision. </text:span><text:span text:style-name="T2">I have come this far, I will see it through.</text:span><text:span text:style-name="T1"> He looked up at the forest, a wall of impenetrable shadow, pulled his cloak tighter and walked into the darkness.</text:span></text:p>
      <text:p text:style-name="P1"><text:span text:style-name="T1"><text:tab/>He followed the giantsway for a while, the stone-flagged road that connected the kingdoms </text:span></text:p>
      <text:p text:style-name="P1"><text:span text:style-name="T1">of Ardan and Narvon. It was long neglected, the giant clan that built it vanquished over a thousand </text:span></text:p>
      <text:p text:style-name="P1"><text:span text:style-name="T1">years ago, great clumps of moss and mushroom growing between crumbling flagstone. </text:span></text:p>
      <text:p text:style-name="P1"><text:span text:style-name="T1"><text:tab/>Even in the darkness he felt too vulnerable on this wide road, soon slithered down its steep </text:span></text:p>
      <text:p text:style-name="P1"><text:span text:style-name="T1">bank and slipped amongst the trees. Branches scratched overhead, wind hissing in the canopy above as he sweated his way up and down slope and dell. He knew where he was going, had walked the </text:span></text:p>
      <text:p text:style-name="P1"><text:span text:style-name="T1">path many times before, though never at night. Nineteen summers old, yet he knew this part of the </text:span></text:p>
      <text:p text:style-name="P1"><text:span text:style-name="T1">Darkwood as well as any woodsman twice his age.</text:span></text:p>
      <text:p text:style-name="P1"><text:span text:style-name="T1"><text:tab/>Soon he saw a flicker amongst the trees, firelight. He crept closer, stopping before the light </text:span></text:p>
      <text:p text:style-name="P1"><text:span text:style-name="T1">touched him, scared to leave the anonymity of the shadows. </text:span><text:span text:style-name="T2">Turn around, go home</text:span><text:span text:style-name="T1">, a voice whispered in his head. You are nothing, will never equal your brother. His mother’s words, cold and sharp as the day she had died. He ground his teeth and stepped into the firelight.</text:span></text:p>
      <text:p text:style-name="P1"><text:span text:style-name="T1"><text:tab/>An iron cauldron hung on a spit over a fire, water bubbling. Beside it a figure, cloaked and </text:span></text:p>
      <text:p text:style-name="P1"><text:span text:style-name="T1">hooded. </text:span></text:p>
      <text:p text:style-name="P1"><text:span text:style-name="T1"><text:tab/>‘Greetings,’ a female voice. She pushed the hood back, firelight making the silver in her hair glow copper.</text:span></text:p>
      <text:p text:style-name="P1"><text:span text:style-name="T1"><text:tab/>‘My lady,’ Evnis said to Rhin, Queen of Cambren. Her beauty made him catch his breath.</text:span></text:p>
      <text:p text:style-name="P1"><text:span text:style-name="T1"><text:tab/>She smiled at him, wrinkles creasing around her eyes and held out her hand.</text:span></text:p>
      <text:p text:style-name="P1"><text:span text:style-name="T1"><text:tab/>Evnis stepped forward hesitantly and kissed the ring on her finger, the stone cold on his lips. </text:span></text:p>
      <text:p text:style-name="P1"><text:span text:style-name="T1">She smelled sweet, heady, like over-ripe fruit.</text:span></text:p>
      <text:p text:style-name="P1"><text:span text:style-name="T1"><text:tab/>‘It is not too late, you may still turn back,’ she said, tilting his head with a finger under his </text:span></text:p>
      <text:p text:style-name="P1"><text:span text:style-name="T1">chin. They stood so close he could feel her breath. Warm, laced with wine.</text:span></text:p>
      <text:p text:style-name="P1"><text:span text:style-name="T1"><text:tab/>He sucked in a breath. ‘No. There is nothing for me if I turn back. This is my chance to...’</text:span></text:p>
      <text:p text:style-name="P1"><text:span text:style-name="T1"><text:tab/>His brother’s face filled his mind, smiling, controlling, ruling him. Then his mother, her lips </text:span></text:p>
      <text:p text:style-name="P1"><text:span text:style-name="T1">twisted, judging, </text:span><text:span text:style-name="T2">discounting</text:span><text:span text:style-name="T1">.</text:span></text:p>
      <text:p text:style-name="P1"><text:span text:style-name="T1"><text:tab/>‘...matter. Gethin has arranged a marriage for me, to the daughter of the poorest baron in </text:span></text:p>
      <text:p text:style-name="P1"><text:span text:style-name="T1">Ardan, I think.’</text:span></text:p>
      <text:p text:style-name="P1"><text:span text:style-name="T1"><text:tab/>‘Is she pretty?’ Rhin said, still smiling but an edge in her voice.</text:span></text:p>
      <text:p text:style-name="P1"><text:span text:style-name="T1"><text:tab/>‘I have only met her once. No, I cannot even remember what she looks like.’ He looked at </text:span></text:p>
      <text:p text:style-name="P1"><text:span text:style-name="T1">the cauldron on its spit. ‘I must do this. Please.’</text:span></text:p>
      <text:p text:style-name="P1"><text:span text:style-name="T1"><text:tab/>‘And in return, what would you give me?’</text:span></text:p>
      <text:p text:style-name="P1"><text:span text:style-name="T1"><text:tab/>‘The whole realm of Ardan. I shall govern it, and bow to you, my High-Queen.’</text:span></text:p>
      <text:p text:style-name="P1"><text:span text:style-name="T1"><text:tab/>She smiled, teeth glinting. ‘I like the sound of that. But there is more to this than Ardan. So </text:span></text:p>
      <text:p text:style-name="P4"><text:span text:style-name="T1">much more. This is about the God-War. About Asroth made flesh.’</text:span></text:p>
      <text:p text:style-name="P4"><text:span text:style-name="T1"><text:tab/>‘I know,’ he whispered, the fear of it almost a solid thing, dripping from his tongue, choking </text:span></text:p>
      <text:p text:style-name="P1"><text:span text:style-name="T1">him. But exciting him, too.</text:span></text:p>
      <text:p text:style-name="P1"><text:span text:style-name="T1"><text:tab/>‘Are you scared?’ Rhin said, her eyes holding him.</text:span></text:p>
      <text:p text:style-name="P1"><text:soft-page-break/><text:span text:style-name="T1"><text:tab/>‘Yes. But I will see it through. I have counted the cost.’ </text:span></text:p>
      <text:p text:style-name="P1"><text:span text:style-name="T1"><text:tab/>‘Good. Come then.’ She raised a hand and clicked her fingers.</text:span></text:p>
      <text:p text:style-name="P1"><text:span text:style-name="T1"><text:tab/>A hulking shadow emerged from the trees and stepped into the firelight. A giant. He stood a </text:span></text:p>
      <text:p text:style-name="P1"><text:span text:style-name="T1">man-and-a-half tall, his face pale, all sharp angles and ridged bone, small black eyes glittering </text:span></text:p>
      <text:p text:style-name="P1"><text:span text:style-name="T1">under a thick-boned brow. A long black moustache hung to his chest, knotted with leather. Tattoos </text:span></text:p>
      <text:p text:style-name="P1"><text:span text:style-name="T1">swirled up one arm, a creeping, thorn-thick vine disappearing under a chainmail sleeve, the rest of </text:span></text:p>
      <text:p text:style-name="P1"><text:span text:style-name="T1">him wrapped in leather and fur. He carried a man in his arms, bound at wrist and ankle, as </text:span></text:p>
      <text:p text:style-name="P1"><text:span text:style-name="T1">effortlessly as if it were a child.</text:span></text:p>
      <text:p text:style-name="P1"><text:span text:style-name="T1"><text:tab/>‘This is Uthas of the Benothi,’ Rhin said with a wave of her hand, ‘he shares our allegiances, has helped me in the past.’ </text:span></text:p>
      <text:p text:style-name="P1"><text:span text:style-name="T1"><text:tab/>The giant drew near to the cauldron and dropped the man in his arms to the ground, a groan </text:span></text:p>
      <text:p text:style-name="P1"><text:span text:style-name="T1">rising from the figure as it writhed feebly on the floor.</text:span></text:p>
      <text:p text:style-name="P1"><text:span text:style-name="T1"><text:tab/>‘Help him stand, Uthas.’</text:span></text:p>
      <text:p text:style-name="P1"><text:span text:style-name="T1"><text:tab/>The giant bent over, grabbed a handful of the man’s hair and heaved him from the floor. The </text:span></text:p>
      <text:p text:style-name="P1"><text:span text:style-name="T1">captive’s face was bruised and swollen, dried blood crusting his cheeks and lips. His clothes were </text:span></text:p>
      <text:p text:style-name="P1"><text:span text:style-name="T1">ragged and torn, but Evnis could still make out the wolf crest of Ardan on his battered leather </text:span></text:p>
      <text:p text:style-name="P1"><text:span text:style-name="T1">cuirass.</text:span></text:p>
      <text:p text:style-name="P1"><text:span text:style-name="T1"><text:tab/>The man tried to say something through broken lips, spittle dribbling from one corner of his </text:span></text:p>
      <text:p text:style-name="P1"><text:span text:style-name="T1">mouth. Rhin said nothing, drew a knife from her belt and cut the captive’s throat. Dark blood </text:span></text:p>
      <text:p text:style-name="P4"><text:span text:style-name="T1">spurted and the man sagged in his captor’s grip. The giant held him forward, angling him so that his blood poured into the cauldron.</text:span></text:p>
      <text:p text:style-name="P4"><text:span text:style-name="T1"><text:tab/>Evnis fought the urge to step back, to turn and run. Rhin was muttering, a low, guttural chanting, then a wisp of steam curled up from the cauldron. Evnis leaned forwards, staring. A great </text:span></text:p>
      <text:p text:style-name="P1"><text:span text:style-name="T1">gust of wind swept the glade. A figure took form in the steam, twisting, turning. The smell of things long dead, rotting, hit the back of Evnis’ throat. He gagged, but could not tear his eyes away from </text:span></text:p>
      <text:p text:style-name="P1"><text:span text:style-name="T1">where two pinpricks glowed: eyes, a worn, ancient face forming about them. It appeared noble, </text:span></text:p>
      <text:p text:style-name="P1"><text:span text:style-name="T1">wise, sad, then lined, proud, stern. Evnis blinked and for a moment the face became reptilian, the </text:span></text:p>
      <text:p text:style-name="P1"><text:span text:style-name="T1">eddying steam giving the appearance of wings unfurling, stretched, leathery. He shivered.</text:span></text:p>
      <text:p text:style-name="P1"><text:span text:style-name="T1"><text:tab/>‘Asroth,’ whispered Rhin, falling to her knees.</text:span></text:p>
      <text:p text:style-name="P1"><text:span text:style-name="T1"><text:tab/>‘What do you desire?’ a sibilant voice asked.</text:span></text:p>
      <text:p text:style-name="P1"><text:span text:style-name="T1"><text:tab/>Evnis swallowed, his mouth dry. </text:span><text:span text:style-name="T2">I must take what is owed me, step out from my brother’s </text:span></text:p>
      <text:p text:style-name="P2"><text:span text:style-name="T1">shadow. See it through.</text:span></text:p>
      <text:p text:style-name="P1"><text:span text:style-name="T1"><text:tab/>‘Power,’ he rasped. Then, louder, taking a deep breath. ‘Power. I would rule. My brother, all </text:span></text:p>
      <text:p text:style-name="P1"><text:span text:style-name="T1">of Ardan.’</text:span></text:p>
      <text:p text:style-name="P1"><text:span text:style-name="T1"><text:tab/>Laughter, low at first, but growing until it filled the glade. Then silence, thick and heavy as </text:span></text:p>
      <text:p text:style-name="P1"><text:span text:style-name="T1">the cobwebs that draped the trees.</text:span></text:p>
      <text:p text:style-name="P1"><text:span text:style-name="T1"><text:tab/>‘It shall be yours,’ the figure said.</text:span></text:p>
      <text:p text:style-name="P1"><text:span text:style-name="T1"><text:tab/>Evnis felt a trickle of sweat slide down his forehead. ‘What do you want in return? What is </text:span></text:p>
      <text:p text:style-name="P1"><text:span text:style-name="T1">your price?’</text:span></text:p>
      <text:p text:style-name="P1"><text:span text:style-name="T1"><text:tab/>‘My price is you,’ the swirling figure said, eyes pinning him. ‘I want you.’ The lips of the </text:span></text:p>
      <text:p text:style-name="P1"><text:span text:style-name="T1">ancient face in the steam twitched, a glimmer of a smile.</text:span></text:p>
      <text:p text:style-name="P1"><text:span text:style-name="T1"><text:tab/>‘So be it,’ said Evnis.</text:span></text:p>
      <text:p text:style-name="P1"><text:span text:style-name="T1"><text:tab/>‘Seal it in blood,’ the ancient face snarled.</text:span></text:p>
      <text:p text:style-name="P1"><text:span text:style-name="T1"><text:tab/>Rhin held her knife out.</text:span></text:p>
      <text:p text:style-name="P1"><text:span text:style-name="T1"><text:tab/></text:span><text:span text:style-name="T2">See it through, see it through, see it through</text:span><text:span text:style-name="T1">, Evnis repeated silently, like a mantra. He </text:span></text:p>
      <text:p text:style-name="P1"><text:span text:style-name="T1">clenched his teeth tightly together, gripped the knife, his palm clammy with sweat and drew it quickly across his other hand. Curling his fingers into a fist he stepped forwards, thrusting it into the </text:span><text:span text:style-name="T3">s</text:span><text:span text:style-name="T1">team above the iron pot. Blood dripped from his hand into the cauldron, where it immediately </text:span></text:p>
      <text:p text:style-name="P1"><text:span text:style-name="T1">began to bubble. A force like a physical blow slammed into his chest, seemed to pass through him. </text:span></text:p>
      <text:p text:style-name="P1"><text:span text:style-name="T1">He gasped and sank to his knees, gulping in great, ragged breaths.</text:span></text:p>
      <text:p text:style-name="P1"><text:span text:style-name="T1"><text:tab/>The voice exploded in his head, pain shooting through his body.</text:span></text:p>
      <text:p text:style-name="P1"><text:span text:style-name="T1"><text:tab/>He screamed.</text:span></text:p>
      <text:p text:style-name="P1"><text:soft-page-break/><text:span text:style-name="T1"><text:tab/>‘It is done,’ the voice sa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ownie3003 </meta:initial-creator>
    <meta:creation-date>2013-06-23T18:18:47</meta:creation-date>
    <dc:date>2013-06-23T19:35:37</dc:date>
    <dc:creator>Brownie3003 </dc:creator>
    <meta:editing-duration>PT1M19S</meta:editing-duration>
    <meta:editing-cycles>1</meta:editing-cycles>
    <meta:document-statistic meta:table-count="0" meta:image-count="0" meta:object-count="0" meta:page-count="3" meta:paragraph-count="90" meta:word-count="1324" meta:character-count="7412" meta:non-whitespace-character-count="5999"/>
    <meta:generator>LibreOffice/4.0.2.2$Linux_X86_64 LibreOffice_project/400m0$Build-2</meta:generator>
  </office:meta>
</office:document-meta>
</file>